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cc0000" draw:stroke="none" fo:margin="1.000000000000000pt" style:wrap="biggest" style:wrap-dynamic-threshold="0.000000000000000pt" svg:fill-rule="nonzero"/>
    </style:style>
    <style:style style:name="gr4" style:family="graphic">
      <style:graphic-properties draw:fill="solid" draw:fill-color="#000066" draw:stroke="none" fo:margin="1.000000000000000pt" style:wrap="biggest" style:wrap-dynamic-threshold="0.000000000000000pt" svg:fill-rule="nonzero"/>
    </style:style>
    <style:style style:name="gr5" style:family="graphic">
      <style:graphic-properties draw:fill="solid" draw:fill-color="#009fca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fff40d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310" draw:layer="" svg:width="100.70240800000pt" svg:height="50.01383360000pt" svg:x="0.00419483816pt" svg:y="0.00000000000pt"/>
          <draw:path draw:style-name="gr3" draw:id="shape3" draw:name="path549" draw:layer="" svg:width="33.14639079137pt" svg:height="16.73542213111pt" svg:x="0.00000000000pt" svg:y="0.00007337500pt" svg:viewBox="0 0 33 17" svg:d="M0.00420428 0L0 3.83899L24.0844 16.4675L33.1464 16.7354Z" koffice:nodeTypes="ccccc"/>
          <draw:path draw:style-name="gr4" draw:id="shape4" draw:name="path551" draw:layer="" svg:width="29.26882250799pt" svg:height="15.43912791360pt" svg:x="10.29326000000pt" svg:y="0.00007337500pt" svg:viewBox="0 0 29 15" svg:d="M0 0L29.2688 15.4391L29.2688 2.36306e-15Z" koffice:nodeTypes="cccc"/>
          <draw:path draw:style-name="gr3" draw:id="shape5" draw:name="path552" draw:layer="" svg:width="99.89185427856pt" svg:height="49.91222677954pt" svg:x="0.00419497600pt" svg:y="0.00007337500pt" svg:viewBox="0 0 100 50" svg:d="M43.2866 0L43.2866 19.4102L0 19.4102L0 30.5019L43.2866 30.5019L43.2866 49.9122L56.6055 49.9122L56.6055 30.5019L99.8919 30.5019L99.8919 19.4102L56.6055 19.4102L56.6055 2.32716e-15Z" koffice:nodeTypes="ccccccccccccc"/>
          <draw:path draw:style-name="gr4" draw:id="shape6" draw:name="path554" draw:layer="" svg:width="28.01099901600pt" svg:height="14.68665953102pt" svg:x="60.52690000000pt" svg:y="0.00007337500pt" svg:viewBox="0 0 28 15" svg:d="M0 0L0 14.6867L28.011 0.113772Z" koffice:nodeTypes="cccc"/>
          <draw:path draw:style-name="gr3" draw:id="shape7" draw:name="path555" draw:layer="" svg:width="39.31364648025pt" svg:height="15.58588304788pt" svg:x="61.42678560000pt" svg:y="0.11113737600pt" svg:viewBox="0 0 39 16" svg:d="M0 15.5859L8.04849 15.522L39.3136 0L31.0171 0.13287Z" koffice:nodeTypes="ccccc"/>
          <draw:path draw:style-name="gr4" draw:id="shape8" draw:name="path700" draw:layer="" svg:width="19.97839006452pt" svg:height="10.28942954531pt" svg:x="0.00419497600pt" svg:y="33.76668960000pt" svg:viewBox="0 0 20 10" svg:d="M0 0L0 10.2894L19.9784 0.107424Z" koffice:nodeTypes="cccc"/>
          <draw:path draw:style-name="gr3" draw:id="shape9" draw:name="path701" draw:layer="" svg:width="100.10238308802pt" svg:height="15.80622229560pt" svg:x="0.00419510400pt" svg:y="34.14122560000pt" svg:viewBox="0 0 100 16" svg:d="M77.0131 0.064327L68.6761 0L100.102 15.5441L99.896 11.988L77.0131 0.0643111ZM7.8096 15.8062L37.2768 0.436803L29.5374 0.487692L0 15.7832" koffice:nodeTypes="cccccccccc"/>
          <draw:path draw:style-name="gr4" draw:id="shape10" draw:name="path556" draw:layer="" svg:width="199.99433306400pt" svg:height="99.99983462507pt" svg:x="0.00419497600pt" svg:y="0.00004937500pt" svg:viewBox="0 0 200 100" svg:d="M100.367 4.39359L76.5804 16.1895L100.05 16.2774L100.05 33.8545L80.0611 33.8545L99.8652 44.5852L100.156 50.044L89.5779 49.9176L60.6273 35.7047L60.6273 50.044L39.5281 50.044L39.5281 35.7047L12.3707 50.0055L0.10548 50.044L0.10548 99.9998L199.994 99.9998L199.994 0.0878639L100.578 0M0.10548 5.63858L0 16.0138L21.0437 16.2774Z" koffice:nodeTypes="cccccccccccccccccccccc"/>
          <draw:rect draw:style-name="gr5" draw:id="shape11" draw:name="rect3302" draw:layer="" svg:width="100.00000000000pt" svg:height="100.00000000000pt" svg:x="100.00152000000pt" svg:y="0.00000000000pt"/>
          <draw:rect draw:style-name="gr5" draw:id="shape12" draw:name="rect3303" draw:layer="" svg:width="105.52843200000pt" svg:height="49.99999680000pt" svg:x="0.00152299992pt" svg:y="50.00000000000pt"/>
          <draw:path draw:style-name="gr6" draw:id="shape13" draw:name="polygon136" draw:layer="" svg:width="148.52847091892pt" svg:height="141.02220087376pt" draw:transform="matrix(0.12567985000 0.00000000000 0.00000000000 0.11827757000 176.92938962620pt 4.50018792023pt)" svg:viewBox="0 0 149 141" svg:d="M120.155 141.022L74.2594 107.672L28.3593 141.014L45.949 87.1341L0 53.8579L56.7659 53.9091L74.2682 0L91.7618 53.9115L148.528 53.8707L102.574 87.1389Z" koffice:nodeTypes="ccccccccccc"/>
          <draw:path draw:style-name="gr6" draw:id="shape14" draw:name="polygon3314" draw:layer="" svg:width="148.52847091892pt" svg:height="141.02220087376pt" draw:transform="matrix(0.12567985000 0.00000000000 0.00000000000 0.11827757000 159.05623762620pt 55.32699592023pt)" svg:viewBox="0 0 149 141" svg:d="M120.155 141.022L74.2594 107.672L28.3593 141.014L45.949 87.1341L0 53.8579L56.7659 53.9091L74.2682 0L91.7618 53.9115L148.528 53.8707L102.574 87.1389Z" koffice:nodeTypes="ccccccccccc"/>
          <draw:path draw:style-name="gr6" draw:id="shape15" draw:name="polygon3315" draw:layer="" svg:width="148.52847091892pt" svg:height="141.02220087376pt" draw:transform="matrix(0.12567985000 0.00000000000 0.00000000000 0.11827757000 176.92940562620pt 43.82113992023pt)" svg:viewBox="0 0 149 141" svg:d="M120.155 141.022L74.2594 107.672L28.3593 141.014L45.949 87.1341L0 53.8579L56.7659 53.9091L74.2682 0L91.7618 53.9115L148.528 53.8707L102.574 87.1389Z" koffice:nodeTypes="ccccccccccc"/>
          <draw:path draw:style-name="gr6" draw:id="shape16" draw:name="polygon3317" draw:layer="" svg:width="148.52847091892pt" svg:height="141.02220087376pt" draw:transform="matrix(0.12567985000 0.00000000000 0.00000000000 0.11827757000 100.07477042620pt 80.68455592023pt)" svg:viewBox="0 0 149 141" svg:d="M120.155 141.022L74.2594 107.672L28.3593 141.014L45.949 87.1341L0 53.8579L56.7659 53.9091L74.2682 0L91.7618 53.9115L148.528 53.8707L102.574 87.1389Z" koffice:nodeTypes="ccccccccccc"/>
          <draw:path draw:style-name="gr6" draw:id="shape17" draw:name="polygon3319" draw:layer="" svg:width="148.52847091892pt" svg:height="141.02220087376pt" draw:transform="matrix(-0.12567985000 0.00000000000 0.00000000000 -0.11827757000 139.26268237380pt 73.68109367977pt)" svg:viewBox="0 0 149 141" svg:d="M120.155 141.022L74.2594 107.672L28.3593 141.014L45.949 87.1341L0 53.8579L56.7659 53.9091L74.2682 0L91.7618 53.9115L148.528 53.8707L102.574 87.1389Z" koffice:nodeTypes="ccccccccccc"/>
          <draw:path draw:style-name="gr6" draw:id="shape18" draw:name="polygon3320" draw:layer="" svg:width="148.52847091892pt" svg:height="141.02220087376pt" draw:transform="matrix(-0.12567985000 0.00000000000 0.00000000000 -0.11827757000 160.26364237380pt 44.63719927977pt)" svg:viewBox="0 0 149 141" svg:d="M120.155 141.022L74.2594 107.672L28.3593 141.014L45.949 87.1341L0 53.8579L56.7659 53.9091L74.2682 0L91.7618 53.9115L148.528 53.8707L102.574 87.1389Z" koffice:nodeTypes="ccccccccccc"/>
          <draw:path draw:style-name="gr6" draw:id="shape19" draw:name="polygon3321" draw:layer="" svg:width="148.52847091892pt" svg:height="141.02220087376pt" draw:transform="matrix(-0.12567985000 0.00000000000 0.00000000000 -0.11827757000 177.91341837380pt 38.60500727977pt)" svg:viewBox="0 0 149 141" svg:d="M120.155 141.022L74.2594 107.672L28.3593 141.014L45.949 87.1341L0 53.8579L56.7659 53.9091L74.2682 0L91.7618 53.9115L148.528 53.8707L102.574 87.1389Z" koffice:nodeTypes="ccccccccccc"/>
          <draw:path draw:style-name="gr6" draw:id="shape20" draw:name="polygon3322" draw:layer="" svg:width="148.52847091892pt" svg:height="141.02220087376pt" draw:transform="matrix(-0.12567985000 0.00000000000 0.00000000000 -0.11827757000 160.26364237380pt 88.87327767977pt)" svg:viewBox="0 0 149 141" svg:d="M120.155 141.022L74.2594 107.672L28.3593 141.014L45.949 87.1341L0 53.8579L56.7659 53.9091L74.2682 0L91.7618 53.9115L148.528 53.8707L102.574 87.1389Z" koffice:nodeTypes="ccccccccccc"/>
          <draw:path draw:style-name="gr6" draw:id="shape21" draw:name="polygon3323" draw:layer="" svg:width="148.52847091892pt" svg:height="141.02220087376pt" draw:transform="matrix(-0.12567985000 0.00000000000 0.00000000000 -0.11827757000 139.26268237380pt 94.01179767977pt)" svg:viewBox="0 0 149 141" svg:d="M120.155 141.022L74.2594 107.672L28.3593 141.014L45.949 87.1341L0 53.8579L56.7659 53.9091L74.2682 0L91.7618 53.9115L148.528 53.8707L102.574 87.1389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4:17</dc:date>
    <meta:creation-date>2011-05-22T06:11:01</meta:creation-date>
    <dc:creator>Yue Liu</dc:creator>
  </office:meta>
</office:document-meta>
</file>